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font-weight="bold" officeooo:rsid="0010e972" officeooo:paragraph-rsid="0010e97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10857" officeooo:paragraph-rsid="0010e9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0857" officeooo:paragraph-rsid="0010e972" style:font-weight-asian="bold" style:font-weight-complex="bold"/>
    </style:style>
    <style:style style:name="P4" style:family="paragraph" style:parent-style-name="Standard">
      <style:text-properties style:font-name="Arial" fo:font-weight="bold" officeooo:rsid="00110857" officeooo:paragraph-rsid="0010e97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56efdf" officeooo:paragraph-rsid="0010e972" style:font-weight-asian="bold" style:font-weight-complex="bold"/>
    </style:style>
    <style:style style:name="P6" style:family="paragraph" style:parent-style-name="Standard">
      <style:text-properties style:font-name="Arial" officeooo:rsid="00110857" officeooo:paragraph-rsid="0010e972"/>
    </style:style>
    <style:style style:name="P7" style:family="paragraph" style:parent-style-name="Standard">
      <style:text-properties style:font-name="Arial" officeooo:rsid="00129e1b" officeooo:paragraph-rsid="0010e972"/>
    </style:style>
    <style:style style:name="P8" style:family="paragraph" style:parent-style-name="Standard">
      <style:text-properties style:font-name="Arial" officeooo:rsid="0014be9f" officeooo:paragraph-rsid="0010e972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35c1d" officeooo:paragraph-rsid="0010e97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officeooo:rsid="001c73fa" officeooo:paragraph-rsid="0012c303"/>
    </style:style>
    <style:style style:name="P11" style:family="paragraph" style:parent-style-name="Standard">
      <style:text-properties style:font-name="Arial" officeooo:rsid="002ed28d" officeooo:paragraph-rsid="0012c303"/>
    </style:style>
    <style:style style:name="P12" style:family="paragraph" style:parent-style-name="Standard">
      <style:text-properties style:font-name="Arial" officeooo:rsid="002fa6f5" officeooo:paragraph-rsid="0012c303"/>
    </style:style>
    <style:style style:name="P13" style:family="paragraph" style:parent-style-name="Standard">
      <style:text-properties style:font-name="Arial" officeooo:rsid="001d2b5a" officeooo:paragraph-rsid="0012c303"/>
    </style:style>
    <style:style style:name="P14" style:family="paragraph" style:parent-style-name="Standard">
      <style:text-properties style:font-name="Arial" officeooo:rsid="0030da7b" officeooo:paragraph-rsid="0012c303"/>
    </style:style>
    <style:style style:name="P15" style:family="paragraph" style:parent-style-name="Standard">
      <style:text-properties style:font-name="Arial" officeooo:rsid="003288dd" officeooo:paragraph-rsid="0012c303"/>
    </style:style>
    <style:style style:name="P16" style:family="paragraph" style:parent-style-name="Standard">
      <style:text-properties style:font-name="Arial" officeooo:rsid="003aaf84" officeooo:paragraph-rsid="0012c303"/>
    </style:style>
    <style:style style:name="P17" style:family="paragraph" style:parent-style-name="Standard">
      <style:text-properties style:font-name="Arial" officeooo:rsid="001e36bf" officeooo:paragraph-rsid="0012c303"/>
    </style:style>
    <style:style style:name="P18" style:family="paragraph" style:parent-style-name="Standard">
      <style:text-properties style:font-name="Arial" officeooo:rsid="003453fc" officeooo:paragraph-rsid="0012c303"/>
    </style:style>
    <style:style style:name="P19" style:family="paragraph" style:parent-style-name="Standard">
      <style:text-properties style:font-name="Arial" officeooo:rsid="003453fc" officeooo:paragraph-rsid="0012c303" fo:background-color="#ffffff"/>
    </style:style>
    <style:style style:name="P20" style:family="paragraph" style:parent-style-name="Standard">
      <style:text-properties style:font-name="Arial" officeooo:rsid="003bbeb9" officeooo:paragraph-rsid="0012c303" fo:background-color="#ffffff"/>
    </style:style>
    <style:style style:name="P21" style:family="paragraph" style:parent-style-name="Standard">
      <style:text-properties style:font-name="Arial" officeooo:rsid="003d8f68" officeooo:paragraph-rsid="0012c303" fo:background-color="#ffffff"/>
    </style:style>
    <style:style style:name="P22" style:family="paragraph" style:parent-style-name="Standard">
      <style:text-properties style:font-name="Arial" officeooo:rsid="0035fade" officeooo:paragraph-rsid="0012c303"/>
    </style:style>
    <style:style style:name="P23" style:family="paragraph" style:parent-style-name="Standard">
      <style:text-properties style:font-name="Arial" officeooo:rsid="00375547" officeooo:paragraph-rsid="0012c303"/>
    </style:style>
    <style:style style:name="P24" style:family="paragraph" style:parent-style-name="Standard">
      <style:text-properties style:font-name="Arial" officeooo:rsid="001fdbf2" officeooo:paragraph-rsid="0012c303"/>
    </style:style>
    <style:style style:name="P25" style:family="paragraph" style:parent-style-name="Standard">
      <style:text-properties style:font-name="Arial" officeooo:rsid="0020fc5b" officeooo:paragraph-rsid="0012c303"/>
    </style:style>
    <style:style style:name="P26" style:family="paragraph" style:parent-style-name="Standard">
      <style:text-properties style:font-name="Arial" officeooo:rsid="002219fd" officeooo:paragraph-rsid="0012c303"/>
    </style:style>
    <style:style style:name="P27" style:family="paragraph" style:parent-style-name="Standard">
      <style:text-properties style:font-name="Arial" style:text-underline-style="solid" style:text-underline-width="auto" style:text-underline-color="font-color" officeooo:rsid="00375547" officeooo:paragraph-rsid="0012c303"/>
    </style:style>
    <style:style style:name="P28" style:family="paragraph" style:parent-style-name="Standard">
      <style:text-properties style:font-name="Arial" style:text-underline-style="solid" style:text-underline-width="auto" style:text-underline-color="font-color" officeooo:rsid="002219fd" officeooo:paragraph-rsid="0012c303"/>
    </style:style>
    <style:style style:name="P29" style:family="paragraph" style:parent-style-name="Standard">
      <style:text-properties style:font-name="Arial" officeooo:rsid="003868b1" officeooo:paragraph-rsid="0012c303"/>
    </style:style>
    <style:style style:name="P30" style:family="paragraph" style:parent-style-name="Standard">
      <style:text-properties style:font-name="Arial" officeooo:rsid="003a09c6" officeooo:paragraph-rsid="0012c303"/>
    </style:style>
    <style:style style:name="P31" style:family="paragraph" style:parent-style-name="Standard">
      <style:text-properties style:font-name="Arial" officeooo:rsid="0023e279" officeooo:paragraph-rsid="0012c303"/>
    </style:style>
    <style:style style:name="P32" style:family="paragraph" style:parent-style-name="Standard">
      <style:text-properties style:font-name="Arial" officeooo:rsid="0049bc17" officeooo:paragraph-rsid="0012c303"/>
    </style:style>
    <style:style style:name="P33" style:family="paragraph" style:parent-style-name="Standard">
      <style:text-properties style:font-name="Arial" officeooo:rsid="002576c6" officeooo:paragraph-rsid="0012c303"/>
    </style:style>
    <style:style style:name="P34" style:family="paragraph" style:parent-style-name="Standard">
      <style:text-properties style:font-name="Arial" officeooo:rsid="00262e9e" officeooo:paragraph-rsid="0012c303"/>
    </style:style>
    <style:style style:name="P35" style:family="paragraph" style:parent-style-name="Standard">
      <style:text-properties style:font-name="Arial" officeooo:rsid="00262e9e" officeooo:paragraph-rsid="0012c303" fo:background-color="#ffa6a6"/>
    </style:style>
    <style:style style:name="P36" style:family="paragraph" style:parent-style-name="Standard">
      <style:text-properties style:font-name="Arial" officeooo:rsid="003bbeb9" officeooo:paragraph-rsid="0012c303" fo:background-color="#ffa6a6"/>
    </style:style>
    <style:style style:name="P37" style:family="paragraph" style:parent-style-name="Standard">
      <style:text-properties style:font-name="Arial" officeooo:rsid="003bbeb9" officeooo:paragraph-rsid="0012c303"/>
    </style:style>
    <style:style style:name="P38" style:family="paragraph" style:parent-style-name="Standard">
      <style:text-properties style:font-name="Arial" officeooo:rsid="003bbeb9" officeooo:paragraph-rsid="0012c303" fo:background-color="#ffff00"/>
    </style:style>
    <style:style style:name="P39" style:family="paragraph" style:parent-style-name="Standard">
      <style:text-properties style:font-name="Arial" officeooo:rsid="00262e9e" officeooo:paragraph-rsid="0012c303" fo:background-color="#ffff00"/>
    </style:style>
    <style:style style:name="P40" style:family="paragraph" style:parent-style-name="Standard">
      <style:text-properties style:font-name="Arial" officeooo:rsid="003bbeb9" officeooo:paragraph-rsid="0012c303" fo:background-color="#b3cac7"/>
    </style:style>
    <style:style style:name="P41" style:family="paragraph" style:parent-style-name="Standard">
      <style:text-properties style:font-name="Arial" officeooo:rsid="0027bb57" officeooo:paragraph-rsid="0012c303"/>
    </style:style>
    <style:style style:name="P42" style:family="paragraph" style:parent-style-name="Standard">
      <style:text-properties style:font-name="Arial" officeooo:rsid="003d95db" officeooo:paragraph-rsid="0012c303"/>
    </style:style>
    <style:style style:name="P43" style:family="paragraph" style:parent-style-name="Standard">
      <style:text-properties style:font-name="Arial" officeooo:rsid="003f6ecb" officeooo:paragraph-rsid="0012c303"/>
    </style:style>
    <style:style style:name="P44" style:family="paragraph" style:parent-style-name="Standard">
      <style:text-properties style:font-name="Arial" officeooo:rsid="003fd876" officeooo:paragraph-rsid="0012c303"/>
    </style:style>
    <style:style style:name="P45" style:family="paragraph" style:parent-style-name="Standard">
      <style:text-properties style:font-name="Arial" officeooo:rsid="0028a52a" officeooo:paragraph-rsid="0012c303"/>
    </style:style>
    <style:style style:name="P46" style:family="paragraph" style:parent-style-name="Standard">
      <style:text-properties style:font-name="Arial" officeooo:rsid="00406b98" officeooo:paragraph-rsid="0012c303"/>
    </style:style>
    <style:style style:name="P47" style:family="paragraph" style:parent-style-name="Standard">
      <style:text-properties style:font-name="Arial" officeooo:rsid="0040ee35" officeooo:paragraph-rsid="0012c303"/>
    </style:style>
    <style:style style:name="P48" style:family="paragraph" style:parent-style-name="Standard">
      <style:text-properties style:font-name="Arial" officeooo:rsid="005452ff" officeooo:paragraph-rsid="0012c303"/>
    </style:style>
    <style:style style:name="P49" style:family="paragraph" style:parent-style-name="Standard">
      <style:text-properties style:font-name="Arial" officeooo:rsid="002ab730" officeooo:paragraph-rsid="0012c303"/>
    </style:style>
    <style:style style:name="P50" style:family="paragraph" style:parent-style-name="Standard">
      <style:text-properties style:font-name="Arial" officeooo:rsid="002c3251" officeooo:paragraph-rsid="0012c303"/>
    </style:style>
    <style:style style:name="P51" style:family="paragraph" style:parent-style-name="Standard">
      <style:text-properties style:font-name="Arial" officeooo:rsid="004269c6" officeooo:paragraph-rsid="0012c303"/>
    </style:style>
    <style:style style:name="P52" style:family="paragraph" style:parent-style-name="Standard">
      <style:text-properties style:font-name="Arial" officeooo:rsid="002d4bad" officeooo:paragraph-rsid="0012c303"/>
    </style:style>
    <style:style style:name="P53" style:family="paragraph" style:parent-style-name="Standard">
      <style:text-properties style:font-name="Arial" officeooo:rsid="0054a734" officeooo:paragraph-rsid="0012c303"/>
    </style:style>
    <style:style style:name="P54" style:family="paragraph" style:parent-style-name="Standard">
      <style:text-properties style:font-name="Arial" officeooo:rsid="0056b5e5" officeooo:paragraph-rsid="0012c303"/>
    </style:style>
    <style:style style:name="P55" style:family="paragraph" style:parent-style-name="Standard">
      <style:text-properties style:font-name="Arial" officeooo:rsid="0042c78a" officeooo:paragraph-rsid="0012c303"/>
    </style:style>
    <style:style style:name="P56" style:family="paragraph" style:parent-style-name="Standard">
      <style:text-properties style:font-name="Arial" officeooo:rsid="00486957" officeooo:paragraph-rsid="0012c303"/>
    </style:style>
    <style:style style:name="P57" style:family="paragraph" style:parent-style-name="Standard">
      <style:text-properties style:font-name="Arial" officeooo:rsid="004c423e" officeooo:paragraph-rsid="0012c303"/>
    </style:style>
    <style:style style:name="P58" style:family="paragraph" style:parent-style-name="Standard">
      <style:text-properties style:font-name="DejaVu Sans Mono" fo:font-size="9pt" officeooo:rsid="002ab730" officeooo:paragraph-rsid="0012c303" style:font-size-asian="9pt" style:font-size-complex="9pt"/>
    </style:style>
    <style:style style:name="P59" style:family="paragraph" style:parent-style-name="Standard">
      <style:text-properties officeooo:paragraph-rsid="0012c303"/>
    </style:style>
    <style:style style:name="P60" style:family="paragraph" style:parent-style-name="Standard">
      <style:paragraph-properties fo:break-before="page"/>
      <style:text-properties style:font-name="Arial" officeooo:rsid="001c73fa" officeooo:paragraph-rsid="0012c303"/>
    </style:style>
    <style:style style:name="P61" style:family="paragraph" style:parent-style-name="Standard">
      <style:paragraph-properties fo:break-before="page"/>
      <style:text-properties style:font-name="Arial" officeooo:rsid="001d2b5a" officeooo:paragraph-rsid="0012c303"/>
    </style:style>
    <style:style style:name="P62" style:family="paragraph" style:parent-style-name="Standard">
      <style:paragraph-properties fo:break-before="page"/>
      <style:text-properties style:font-name="Arial" officeooo:rsid="001e36bf" officeooo:paragraph-rsid="0012c303"/>
    </style:style>
    <style:style style:name="P63" style:family="paragraph" style:parent-style-name="Standard">
      <style:paragraph-properties fo:break-before="page"/>
      <style:text-properties style:font-name="Arial" officeooo:rsid="002219fd" officeooo:paragraph-rsid="0012c303"/>
    </style:style>
    <style:style style:name="P64" style:family="paragraph" style:parent-style-name="Standard">
      <style:paragraph-properties fo:break-before="page"/>
      <style:text-properties style:font-name="Arial" officeooo:rsid="002576c6" officeooo:paragraph-rsid="0012c303"/>
    </style:style>
    <style:style style:name="P65" style:family="paragraph" style:parent-style-name="Standard">
      <style:paragraph-properties fo:break-before="page"/>
      <style:text-properties style:font-name="Arial" officeooo:rsid="00262e9e" officeooo:paragraph-rsid="0012c303"/>
    </style:style>
    <style:style style:name="P66" style:family="paragraph" style:parent-style-name="Standard">
      <style:paragraph-properties fo:break-before="page"/>
      <style:text-properties style:font-name="Arial" officeooo:rsid="0028a52a" officeooo:paragraph-rsid="0012c303"/>
    </style:style>
    <style:style style:name="P67" style:family="paragraph" style:parent-style-name="Standard">
      <style:paragraph-properties fo:break-before="page"/>
      <style:text-properties style:font-name="Arial" officeooo:rsid="002c3251" officeooo:paragraph-rsid="0012c303"/>
    </style:style>
    <style:style style:name="P68" style:family="paragraph" style:parent-style-name="Standard">
      <style:paragraph-properties fo:break-before="page"/>
      <style:text-properties style:font-name="Arial" officeooo:rsid="0057c045" officeooo:paragraph-rsid="0012c303"/>
    </style:style>
    <style:style style:name="P69" style:family="paragraph" style:parent-style-name="Standard">
      <style:paragraph-properties fo:margin-left="0.7cm" fo:margin-right="0cm" fo:text-indent="0cm" style:auto-text-indent="false"/>
      <style:text-properties style:font-name="Arial" officeooo:rsid="002ed28d" officeooo:paragraph-rsid="0012c303"/>
    </style:style>
    <style:style style:name="P70" style:family="paragraph" style:parent-style-name="Standard">
      <style:paragraph-properties fo:margin-left="0.7cm" fo:margin-right="0cm" fo:text-indent="0cm" style:auto-text-indent="false"/>
      <style:text-properties style:font-name="Arial" officeooo:rsid="002fa6f5" officeooo:paragraph-rsid="0012c303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Arial" officeooo:rsid="001c73fa" officeooo:paragraph-rsid="0012c303"/>
    </style:style>
    <style:style style:name="T1" style:family="text">
      <style:text-properties fo:color="#c9211e" officeooo:rsid="00531d98"/>
    </style:style>
    <style:style style:name="T2" style:family="text">
      <style:text-properties officeooo:rsid="000e8179"/>
    </style:style>
    <style:style style:name="T3" style:family="text">
      <style:text-properties officeooo:rsid="002c3251"/>
    </style:style>
    <style:style style:name="T4" style:family="text">
      <style:text-properties officeooo:rsid="002d6faf"/>
    </style:style>
    <style:style style:name="T5" style:family="text">
      <style:text-properties officeooo:rsid="002dfa0e"/>
    </style:style>
    <style:style style:name="T6" style:family="text">
      <style:text-properties officeooo:rsid="00135c1d"/>
    </style:style>
    <style:style style:name="T7" style:family="text">
      <style:text-properties officeooo:rsid="0024e9f9"/>
    </style:style>
    <style:style style:name="T8" style:family="text">
      <style:text-properties officeooo:rsid="0022165a"/>
    </style:style>
    <style:style style:name="T9" style:family="text">
      <style:text-properties officeooo:rsid="0046d146"/>
    </style:style>
    <style:style style:name="T10" style:family="text">
      <style:text-properties officeooo:rsid="002fa6f5"/>
    </style:style>
    <style:style style:name="T11" style:family="text">
      <style:text-properties officeooo:rsid="001d2b5a"/>
    </style:style>
    <style:style style:name="T12" style:family="text">
      <style:text-properties officeooo:rsid="003453fc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0498d5b" fo:background-color="#ffffff" loext:char-shading-value="0"/>
    </style:style>
    <style:style style:name="T15" style:family="text">
      <style:text-properties officeooo:rsid="003a09c6" fo:background-color="#ffffff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498d5b" fo:background-color="#ffff00" loext:char-shading-value="0"/>
    </style:style>
    <style:style style:name="T18" style:family="text">
      <style:text-properties officeooo:rsid="003a09c6" fo:background-color="#ffff00" loext:char-shading-value="0"/>
    </style:style>
    <style:style style:name="T19" style:family="text">
      <style:text-properties officeooo:rsid="00375547"/>
    </style:style>
    <style:style style:name="T20" style:family="text">
      <style:text-properties officeooo:rsid="0035fade"/>
    </style:style>
    <style:style style:name="T21" style:family="text">
      <style:text-properties officeooo:rsid="001fdbf2"/>
    </style:style>
    <style:style style:name="T22" style:family="text">
      <style:text-properties officeooo:rsid="002cc4ec"/>
    </style:style>
    <style:style style:name="T23" style:family="text">
      <style:text-properties officeooo:rsid="003868b1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3868b1"/>
    </style:style>
    <style:style style:name="T26" style:family="text">
      <style:text-properties officeooo:rsid="003a09c6"/>
    </style:style>
    <style:style style:name="T27" style:family="text">
      <style:text-properties officeooo:rsid="003aaf84"/>
    </style:style>
    <style:style style:name="T28" style:family="text">
      <style:text-properties officeooo:rsid="00259da6"/>
    </style:style>
    <style:style style:name="T29" style:family="text">
      <style:text-properties fo:background-color="#afd095" loext:char-shading-value="0"/>
    </style:style>
    <style:style style:name="T30" style:family="text">
      <style:text-properties fo:background-color="#ffa6a6" loext:char-shading-value="0"/>
    </style:style>
    <style:style style:name="T31" style:family="text">
      <style:text-properties officeooo:rsid="002d6faf" fo:background-color="#ffa6a6" loext:char-shading-value="0"/>
    </style:style>
    <style:style style:name="T32" style:family="text">
      <style:text-properties officeooo:rsid="003bbeb9"/>
    </style:style>
    <style:style style:name="T33" style:family="text">
      <style:text-properties fo:background-color="#b3cac7" loext:char-shading-value="0"/>
    </style:style>
    <style:style style:name="T34" style:family="text">
      <style:text-properties officeooo:rsid="0027bb57"/>
    </style:style>
    <style:style style:name="T35" style:family="text">
      <style:text-properties officeooo:rsid="002d4bad"/>
    </style:style>
    <style:style style:name="T36" style:family="text">
      <style:text-properties style:font-name="Arial" officeooo:rsid="0027bb57"/>
    </style:style>
    <style:style style:name="T37" style:family="text">
      <style:text-properties style:font-name="Arial" officeooo:rsid="004bf393"/>
    </style:style>
    <style:style style:name="T38" style:family="text">
      <style:text-properties officeooo:rsid="0028a52a"/>
    </style:style>
    <style:style style:name="T39" style:family="text">
      <style:text-properties officeooo:rsid="00407859"/>
    </style:style>
    <style:style style:name="T40" style:family="text">
      <style:text-properties officeooo:rsid="004e24e3"/>
    </style:style>
    <style:style style:name="T41" style:family="text">
      <style:text-properties officeooo:rsid="004fc894"/>
    </style:style>
    <style:style style:name="T42" style:family="text">
      <style:text-properties officeooo:rsid="0042c78a"/>
    </style:style>
    <style:style style:name="T43" style:family="text">
      <style:text-properties officeooo:rsid="005163e7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a9d0c" style:font-weight-asian="normal" style:font-weight-complex="normal"/>
    </style:style>
    <style:style style:name="T46" style:family="text">
      <style:text-properties fo:font-weight="normal" officeooo:rsid="005163e7" style:font-weight-asian="normal" style:font-weight-complex="normal"/>
    </style:style>
    <style:style style:name="T47" style:family="text">
      <style:text-properties fo:font-weight="normal" officeooo:rsid="0012c303" style:font-weight-asian="normal" style:font-weight-complex="normal"/>
    </style:style>
    <style:style style:name="T48" style:family="text">
      <style:text-properties officeooo:rsid="004fcb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1 Fall CPSC 240-1</text:p>
      <text:p text:style-name="P2">Midterm Concepts Test #1 <text:s/><text:span text:style-name="T1">Answers</text:span></text:p>
      <text:p text:style-name="P3">2<text:span text:style-name="T2">8</text:span> Sept 2021: <text:span text:style-name="T3">2</text:span>:<text:span text:style-name="T2">3</text:span>0<text:span text:style-name="T3">p</text:span>m – <text:span text:style-name="T3">6</text:span>:<text:span text:style-name="T4">3</text:span>0pm</text:p>
      <text:p text:style-name="P5">Take Home Test</text:p>
      <text:p text:style-name="P6"/>
      <text:p text:style-name="P6"/>
      <text:p text:style-name="P4">Read me</text:p>
      <text:p text:style-name="P6"/>
      <text:p text:style-name="P6">Place your answers in the space following each question.</text:p>
      <text:p text:style-name="P6"/>
      <text:p text:style-name="P6">Place your name in the test either in this front page or on the last page or both.</text:p>
      <text:p text:style-name="P6"/>
      <text:p text:style-name="P6">Near <text:span text:style-name="T4">6</text:span>:<text:span text:style-name="T4">2</text:span><text:span text:style-name="T5">5</text:span>pm begin to save your test document in either odt, or doc, or docx format.</text:p>
      <text:p text:style-name="P6"/>
      <text:p text:style-name="P6">Before <text:span text:style-name="T4">6</text:span>:<text:span text:style-name="T4">2</text:span>9pm send your document as an attachment to me: <text:s/>holliday@fullerton.edu</text:p>
      <text:p text:style-name="P6"/>
      <text:p text:style-name="P6">If you encounter a question where you feel that you must guess an answer then place the word “Blank” in the space for the answer and you will receive 20% of the credit for that question.</text:p>
      <text:p text:style-name="P6"/>
      <text:p text:style-name="P7">If the answer space is empty then the points for that question are zero.</text:p>
      <text:p text:style-name="P6"/>
      <text:p text:style-name="P7">You may use any word processing tool at your disposal provided it can save files in one of the three accepted formats.</text:p>
      <text:p text:style-name="P7"/>
      <text:p text:style-name="P7">If your computer has no word processor program then try Google Docs, which saves files in every format ever created on this planet.</text:p>
      <text:p text:style-name="P7"/>
      <text:p text:style-name="P7">The total point value of this test is 100 points, which is one-sixth of your course grade.</text:p>
      <text:p text:style-name="P7"/>
      <text:p text:style-name="P7">Every effort has been made to create unambiguous question<text:span text:style-name="T6">s</text:span>. <text:s/><text:span text:style-name="T6">If a question is truly ambiguous send me ordinary email or a chat message to ask for clarification. <text:s/>I will be at computer during the test </text:span><text:span text:style-name="T7">period</text:span><text:span text:style-name="T6"> probably answering the backlog of email.</text:span></text:p>
      <text:p text:style-name="P7"/>
      <text:p text:style-name="P8">This is an open note test. <text:s/>Use any tools that work for you <text:span text:style-name="T8">such as</text:span>: </text:p>
      <text:p text:style-name="P8"><text:tab/>recordings of lectures</text:p>
      <text:p text:style-name="P8"><text:tab/>class notes</text:p>
      <text:p text:style-name="P8"><text:tab/>ebooks</text:p>
      <text:p text:style-name="P8"><text:tab/>calculators</text:p>
      <text:p text:style-name="P8"><text:tab/>internet</text:p>
      <text:p text:style-name="P7"/>
      <text:p text:style-name="P7"/>
      <text:p text:style-name="P9">Proceed to the next page.</text:p>
      <text:p text:style-name="P60"><text:span text:style-name="T3">1. <text:s/></text:span>What are the properties that characterize a Von Neumann computer. <text:span text:style-name="T9">[3]</text:span></text:p>
      <text:p text:style-name="P10"/>
      <text:p text:style-name="P11">Answer: <text:s/>The computer must have all of these components:</text:p>
      <text:p text:style-name="P69">CPU</text:p>
      <text:p text:style-name="P69">Primary storage <text:tab/><text:tab/>aka RAM or memory</text:p>
      <text:p text:style-name="P69">Secondary storage<text:tab/><text:tab/>aka HDD or SSD or <text:span text:style-name="T10">Nvme</text:span></text:p>
      <text:p text:style-name="P70">I/O devices<text:tab/><text:tab/><text:tab/>such as mouse, keyboard, monitor</text:p>
      <text:p text:style-name="P70">Bus<text:tab/><text:tab/><text:tab/><text:tab/>that is, cables for transmission of data</text:p>
      <text:p text:style-name="P7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3">2. <text:s/></text:span>What is the model of the oldest microprocessor in the x86 family? <text:s/>This one is so old that some online lists fail to recognize it. <text:s/><text:span text:style-name="T9">[3]</text:span></text:p>
      <text:p text:style-name="P10"/>
      <text:p text:style-name="P12">Answer: <text:s text:c="2"/>Intel model 4004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><text:span text:style-name="T3">3. <text:s/></text:span>What is an assembly instruction that will copy the second quad word from the top of the system stack into the low half of xmm12? <text:s/><text:span text:style-name="T9">[3]</text:span></text:p>
      <text:p text:style-name="P13"/>
      <text:p text:style-name="P12">Answer:<text:tab/>movsd xmm12, [rsp+8]</text:p>
      <text:p text:style-name="P13"/>
      <text:p text:style-name="P61"><text:span text:style-name="T3">4. <text:s/></text:span>Write an explanation for a freshman majoring in Philosophy what an MSB is. <text:s/><text:span text:style-name="T9">[3]</text:span></text:p>
      <text:p text:style-name="P13"/>
      <text:p text:style-name="P14">Hello Philosophy freshman,</text:p>
      <text:p text:style-name="P14"/>
      <text:p text:style-name="P14">Let’s suppose you graduated and went to work at Acme Philosophy Company. <text:s/>Instead of using direct deposit they paid you with a stack of paper money. <text:s/>You carry your stack of US currency back to your work station where you sort the stack in order with $100 notes on top, $50 notes below those, and $20 notes below the 50’s, and so to $1 notes on the bottom.</text:p>
      <text:p text:style-name="P14"/>
      <text:p text:style-name="P14">If a big draft of wind came along and blew away some of your currency, which end of the stack do you prefer to remain in spite of the wind.</text:p>
      <text:p text:style-name="P14"/>
      <text:p text:style-name="P14">Freshman says, “That’s easy. <text:s/>I prefer the 100’s to remain even if I lost a few of the ones.”.</text:p>
      <text:p text:style-name="P14"/>
      <text:p text:style-name="P15">You say: “That’s right. You kept the MSB because that’s the most important part of your large salary”.</text:p>
      <text:p text:style-name="P15"/>
      <text:p text:style-name="P15">Freshman says, “Oh, I see. <text:s/>The MSB is the part of the number that counts for the most”.</text:p>
      <text:p text:style-name="P15"/>
      <text:p text:style-name="P15">You say: “You’re welcome.”</text:p>
      <text:p text:style-name="P15"/>
      <text:p text:style-name="P15"/>
      <text:p text:style-name="P16">======================================</text:p>
      <text:p text:style-name="P16">Other narratives are possible. <text:s/>The goal is to explain a technical subject to a non-technical person. <text:s/>Answers to this question will be evaluated on an individual basis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3">5. <text:s/></text:span><text:span text:style-name="T11">Show assembly instruction(s) that will convert 5 into 5.0 and place the 5.0 into xmm5? </text:span><text:span text:style-name="T9">[3]</text:span></text:p>
      <text:p text:style-name="P13"/>
      <text:p text:style-name="P15">Answer:<text:tab/>mov rax, 5</text:p>
      <text:p text:style-name="P15"><text:tab/><text:tab/>cvtsi2sd xmm5, rax</text:p>
      <text:p text:style-name="P15"/>
      <text:p text:style-name="P13">//<text:span text:style-name="T12">This is one correct answer. <text:s/>There may be others. <text:s/>Each answer submitted will be evaluated for correctness.</text:span></text:p>
      <text:p text:style-name="P17"/>
      <text:p text:style-name="P62"><text:span text:style-name="T3">6. <text:s/></text:span>This integer is written in big endian: 0x2945 10FA 639B 3E7D. <text:s/>Compute the negative of this number and write that negative in little endian. <text:span text:style-name="T9">[4]</text:span></text:p>
      <text:p text:style-name="P17"/>
      <text:p text:style-name="P18">Answer: <text:s/>First replace each digit with its complement. <text:s/>Then we have</text:p>
      <text:p text:style-name="P18"/>
      <text:p text:style-name="P18"><text:tab/>0xD6BA <text:s/>EF05 <text:s/>9C64 <text:s/>C182</text:p>
      <text:p text:style-name="P18"/>
      <text:p text:style-name="P18">Next add 1, and the answer is <text:span text:style-name="T13">0xD</text:span><text:span text:style-name="T14">6</text:span><text:span text:style-name="T13">BA <text:s/>EF05 <text:s/>9C64 C183</text:span></text:p>
      <text:p text:style-name="P19"/>
      <text:p text:style-name="P18"><text:span text:style-name="T13">The last step is to invert the bytes: <text:s/></text:span><text:span text:style-name="T16">0x83C1 <text:s/>649C <text:s/>05EF <text:s/>BAD</text:span><text:span text:style-name="T17">6</text:span></text:p>
      <text:p text:style-name="P17"/>
      <text:p text:style-name="P62"><text:span text:style-name="T3">7. <text:s/></text:span>Suppose you are working with 4 byte registers. <text:s text:c="2"/>Convert this decimal integer 2187 to twos complement hex <text:span text:style-name="T3">in big endian. </text:span><text:span text:style-name="T9">[7]</text:span></text:p>
      <text:p text:style-name="P17"/>
      <text:p text:style-name="P22">Answer: <text:s/>Let’s use repeated division.</text:p>
      <text:p text:style-name="P22">2187/2 = 1093 R 1</text:p>
      <text:p text:style-name="P22"/>
      <text:p text:style-name="P22">1093/2 = 5<text:span text:style-name="T19">46</text:span> R <text:span text:style-name="T19">1</text:span></text:p>
      <text:p text:style-name="P22"/>
      <text:p text:style-name="P22">5<text:span text:style-name="T19">46</text:span>/2 = 2<text:span text:style-name="T19">73</text:span> R <text:span text:style-name="T19">0</text:span></text:p>
      <text:p text:style-name="P22"/>
      <text:p text:style-name="P22">2<text:span text:style-name="T19">73</text:span>/2 = 13<text:span text:style-name="T19">6</text:span> R 1</text:p>
      <text:p text:style-name="P22"/>
      <text:p text:style-name="P22">13<text:span text:style-name="T19">6</text:span>/2 = 6<text:span text:style-name="T19">8</text:span> R 0</text:p>
      <text:p text:style-name="P22"/>
      <text:p text:style-name="P22">6<text:span text:style-name="T19">8</text:span>/2 = 3<text:span text:style-name="T19">4</text:span> R <text:span text:style-name="T19">0</text:span></text:p>
      <text:p text:style-name="P22"/>
      <text:p text:style-name="P22">3<text:span text:style-name="T19">4</text:span>/2 = 1<text:span text:style-name="T19">7</text:span> R <text:span text:style-name="T19">0</text:span></text:p>
      <text:p text:style-name="P22"/>
      <text:p text:style-name="P22">1<text:span text:style-name="T19">7</text:span>/2 = 8 R <text:span text:style-name="T19">1</text:span></text:p>
      <text:p text:style-name="P22"/>
      <text:p text:style-name="P22">8/2 = 4 R 0</text:p>
      <text:p text:style-name="P22"/>
      <text:p text:style-name="P22">4/2 = 2 R 0</text:p>
      <text:p text:style-name="P22"/>
      <text:p text:style-name="P22">2/2 = 1 R 0</text:p>
      <text:p text:style-name="P22"/>
      <text:p text:style-name="P22">1/2 = 0 R 1</text:p>
      <text:p text:style-name="P22"/>
      <text:p text:style-name="P22">0/2 = 0 R 0</text:p>
      <text:p text:style-name="P17"/>
      <text:p text:style-name="P22">Time to stop</text:p>
      <text:p text:style-name="P22"/>
      <text:p text:style-name="P22">1<text:span text:style-name="T19">00010001011</text:span>, but we need 32 bits. <text:s/><text:span text:style-name="T19">So far we have only 12 bits. <text:s/>So add 20 leading zeros.</text:span></text:p>
      <text:p text:style-name="P22"/>
      <text:p text:style-name="P23">0000 0000 0000 0000 0000 <text:span text:style-name="T20">1</text:span>000 1000 1011. <text:s/>For better readability we write this number in hex.</text:p>
      <text:p text:style-name="P23"/>
      <text:p text:style-name="P23"><text:tab/><text:span text:style-name="T16">0X0000 088B</text:span></text:p>
      <text:p text:style-name="P17"/>
      <text:p text:style-name="P62"><text:span text:style-name="T3">8. <text:s/></text:span>Suppose you <text:span text:style-name="T21">wrote a term paper for POSC100 class titled “Rights of a Juror”mean. <text:s/>Your teacher said it was a marvelous piece of research. <text:s/>Now you want to post it online for others to view. <text:s/>What license should be placed on this work of intellectual property? <text:s/></text:span><text:span text:style-name="T9">[4]</text:span></text:p>
      <text:p text:style-name="P17"/>
      <text:p text:style-name="P23">Answer: <text:s/>Creative Commons</text:p>
      <text:p text:style-name="P17"/>
      <text:p text:style-name="P17"/>
      <text:p text:style-name="P17"/>
      <text:p text:style-name="P17"/>
      <text:p text:style-name="P24"><text:span text:style-name="T3">9. <text:s/></text:span>Let’s suppose you invented new kind of sort function that executed in O(n) time. <text:s/>It was faster than any previously know<text:span text:style-name="T19">n</text:span> sort function. <text:s/>You decided to make it public by posting the source code online. <text:s text:c="2"/>What license should you put on that software? <text:s/><text:span text:style-name="T9">[4]</text:span></text:p>
      <text:p text:style-name="P24"/>
      <text:p text:style-name="P23">Answer: <text:s/>LGPL <text:s text:c="3"/>which means Lesser General Public License</text:p>
      <text:p text:style-name="P24"/>
      <text:p text:style-name="P25"/>
      <text:p text:style-name="P25"/>
      <text:p text:style-name="P25"/>
      <text:p text:style-name="P25"/>
      <text:p text:style-name="P25"><text:span text:style-name="T3">10. <text:s/></text:span>What is the purpose of the “-c” parameter sometimes found in some g++ and gcc compilation statements? <text:span text:style-name="T9">[4]</text:span></text:p>
      <text:p text:style-name="P25"/>
      <text:p text:style-name="P23">Answer: <text:s/>It means create an object file, but do not attempt to link anything.</text:p>
      <text:p text:style-name="P25"/>
      <text:p text:style-name="P23">In brief, “-c” means compile only.</text:p>
      <text:p text:style-name="P23"/>
      <text:p text:style-name="P23">The default action, without the “-c”, is compile and link in a single step.</text:p>
      <text:p text:style-name="P63"><text:span text:style-name="T3">1</text:span><text:span text:style-name="T22">1</text:span><text:span text:style-name="T3">. <text:s/></text:span>Convert the number 737.1875 to binary scientific notation. <text:span text:style-name="T9">[7]</text:span></text:p>
      <text:p text:style-name="P26"/>
      <text:p text:style-name="P23">Answer: <text:s/>737 <text:s/>1(512)+0(256)+1(128)<text:span text:style-name="T23">+1(64)+1(32)+0(16+0(8)+0(4)+0(2)+1(1)</text:span></text:p>
      <text:p text:style-name="P23"/>
      <text:p text:style-name="P23"><text:tab/><text:tab/><text:span text:style-name="T23">737 = 1011100001</text:span></text:p>
      <text:p text:style-name="P26"/>
      <text:p text:style-name="P23"><text:s/>737</text:p>
      <text:p text:style-name="P27">-512</text:p>
      <text:p text:style-name="P23"><text:s/>225</text:p>
      <text:p text:style-name="P28">-<text:span text:style-name="T19">128</text:span></text:p>
      <text:p text:style-name="P26"><text:s text:c="3"/><text:span text:style-name="T23">97</text:span></text:p>
      <text:p text:style-name="P26"><text:s text:c="2"/>-<text:span text:style-name="T25">64</text:span></text:p>
      <text:p text:style-name="P26"><text:s text:c="3"/><text:span text:style-name="T23">33</text:span></text:p>
      <text:p text:style-name="P26"><text:s text:c="2"/><text:span text:style-name="T24">-</text:span><text:span text:style-name="T25">32</text:span></text:p>
      <text:p text:style-name="P26"><text:s text:c="6"/><text:span text:style-name="T23">1</text:span></text:p>
      <text:p text:style-name="P26"/>
      <text:p text:style-name="P29">Now work on the fractional part:</text:p>
      <text:p text:style-name="P29"/>
      <text:p text:style-name="P29">0.1875 x 2 = 0.375</text:p>
      <text:p text:style-name="P29">0.375 x 2 = 0.75</text:p>
      <text:p text:style-name="P29">0.75 x 2 = 1.5</text:p>
      <text:p text:style-name="P29">0.5 x 2 = 1.0</text:p>
      <text:p text:style-name="P29">0.0 x 2 = 0/0</text:p>
      <text:p text:style-name="P29">Time to stop. <text:s/>The fraction part is 0.1875 = 0.0011</text:p>
      <text:p text:style-name="P26"/>
      <text:p text:style-name="P29">Now combine the whole number and the fraction number:</text:p>
      <text:p text:style-name="P29"/>
      <text:p text:style-name="P29">737.1875 = 1011100001.0011 x 2^0 <text:s/>= <text:s/><text:span text:style-name="T16">1.0111000010011 <text:s/>x 2^9</text:span>. <text:s/>That is good enough.</text:p>
      <text:p text:style-name="P63"><text:span text:style-name="T3">1</text:span><text:span text:style-name="T22">2</text:span><text:span text:style-name="T3">. <text:s/></text:span>Convert the number 1.11001 x 2^-3 to base 10 number. <text:s/><text:span text:style-name="T9">[7]</text:span></text:p>
      <text:p text:style-name="P26"/>
      <text:p text:style-name="P30">Answer: <text:s text:c="2"/>1.11001 = 1 + (½) + (¼) + (1/32)</text:p>
      <text:p text:style-name="P26"/>
      <text:p text:style-name="P26"><text:tab/><text:tab/><text:span text:style-name="T26">= <text:s/>57/32 <text:s text:c="3"/>[Add all the fraction over a common denominator]</text:span></text:p>
      <text:p text:style-name="P31"/>
      <text:p text:style-name="P31"/>
      <text:p text:style-name="P30">That is a partial answer. <text:s/>We want the following:</text:p>
      <text:p text:style-name="P30"/>
      <text:p text:style-name="P26">1.11001 x 2^-3 <text:s text:c="2"/><text:span text:style-name="T26">= <text:s text:c="2"/>57/32 x 2^-3 <text:s/>= <text:s/>(57/32) x (1/8) <text:s/>= <text:s/></text:span><text:span text:style-name="T18">57/256</text:span><text:span text:style-name="T15"> <text:s/>That’s not a pretty fraction, but that is what the answer is.</text:span></text:p>
      <text:p text:style-name="P31"/>
      <text:p text:style-name="P32">Use a calculator and the answer becomes: <text:span text:style-name="T16">0.22265625</text:span></text:p>
      <text:p text:style-name="P31"/>
      <text:p text:style-name="P31"/>
      <text:p text:style-name="P31"/>
      <text:p text:style-name="P31"/>
      <text:p text:style-name="P31"><text:span text:style-name="T22">13. <text:s/></text:span>Suppose r12 and r13 both hold large integers. Show assembly statements that will divide r12 by <text:span text:style-name="T27">r</text:span>13 and place the quotient in r14 and the remainder in r15. <text:s/><text:span text:style-name="T9">[7]</text:span></text:p>
      <text:p text:style-name="P31"/>
      <text:p text:style-name="P16">Answer:</text:p>
      <text:p text:style-name="P16"/>
      <text:p text:style-name="P16"><text:tab/>mov <text:s/>rax, <text:s/>r12</text:p>
      <text:p text:style-name="P16"><text:tab/>cqo</text:p>
      <text:p text:style-name="P16"><text:tab/>idiv <text:s/>r13</text:p>
      <text:p text:style-name="P16"><text:tab/>mov <text:s/>r14, <text:s/>rax</text:p>
      <text:p text:style-name="P16"><text:tab/>mov <text:s/>r15, <text:s/>rdx</text:p>
      <text:p text:style-name="P64"><text:span text:style-name="T22">14. <text:s/></text:span>Show how to zero out an xmm register at high speed. <text:span text:style-name="T9">[4]</text:span></text:p>
      <text:p text:style-name="P33"/>
      <text:p text:style-name="P16">Answer;<text:tab/>xorpd <text:s/>xmm4, xmm4</text:p>
      <text:p text:style-name="P33"/>
      <text:p text:style-name="P33">//<text:span text:style-name="T27">Notes: <text:s/>The instruction xorsd does not exist, hence we must use xorpd</text:span></text:p>
      <text:p text:style-name="P33"/>
      <text:p text:style-name="P33">//<text:span text:style-name="T27">The companion operation for GPRs is <text:s text:c="2"/>xor rcx,rcx</text:span></text:p>
      <text:p text:style-name="P33"/>
      <text:p text:style-name="P33"/>
      <text:p text:style-name="P33"/>
      <text:p text:style-name="P33"/>
      <text:p text:style-name="P33"><text:span text:style-name="T22">15. <text:s/></text:span>Comparison: <text:s/>registers xmm8 and xmm9 both hold valid float numbers. <text:s/><text:span text:style-name="T28">Show asm instruction that will accomplish the following: <text:s text:c="3"/></text:span><text:span text:style-name="T27">the arrow means assignment. <text:s/></text:span><text:span text:style-name="T9">[7]</text:span></text:p>
      <text:p text:style-name="P33"/>
      <text:p text:style-name="P34">if xmm8 &gt; xmm9 then</text:p>
      <text:p text:style-name="P34"><text:tab/><text:span text:style-name="T16">r8 ← 1</text:span></text:p>
      <text:p text:style-name="P34">else if xmm8 &lt; xmm9 then</text:p>
      <text:p text:style-name="P34"><text:tab/><text:span text:style-name="T29">r9 ← 1</text:span></text:p>
      <text:p text:style-name="P34">else</text:p>
      <text:p text:style-name="P34"><text:tab/><text:span text:style-name="T31">{</text:span><text:span text:style-name="T30">r8 ← 0</text:span></text:p>
      <text:p text:style-name="P35"><text:tab/> r9 ← 0<text:span text:style-name="T4">}</text:span></text:p>
      <text:p text:style-name="P34"/>
      <text:p text:style-name="P16">Answer</text:p>
      <text:p text:style-name="P16"/>
      <text:p text:style-name="P16">ucomisd <text:s/>xmm8, xmm9</text:p>
      <text:p text:style-name="P37">ja <text:s/>first_then</text:p>
      <text:p text:style-name="P37">jb <text:s/>second_then</text:p>
      <text:p text:style-name="P36"><text:s text:c="4"/>mov r8, 0</text:p>
      <text:p text:style-name="P36"><text:s text:c="4"/>mov r9,0</text:p>
      <text:p text:style-name="P36"><text:s text:c="4"/>jmp continue</text:p>
      <text:p text:style-name="P37"/>
      <text:p text:style-name="P38">first_then:</text:p>
      <text:p text:style-name="P38"><text:s text:c="4"/>mov r8, 1</text:p>
      <text:p text:style-name="P39"><text:s text:c="4"/><text:span text:style-name="T32">jmp continue</text:span></text:p>
      <text:p text:style-name="P34"/>
      <text:p text:style-name="P40">second_then</text:p>
      <text:p text:style-name="P40"><text:s text:c="4"/>mov r9, 1</text:p>
      <text:p text:style-name="P37"/>
      <text:p text:style-name="P37">continue:</text:p>
      <text:p text:style-name="P37"/>
      <text:p text:style-name="P37">//Notes: <text:s/>There are 3 possible outcomes: <text:s/><text:span text:style-name="T16">xmm8 &gt; xmm9</text:span>, <text:s/><text:span text:style-name="T33">xmm8 &lt; xmm9</text:span>, <text:s/><text:span text:style-name="T30">xmm8 == xmm9</text:span></text:p>
      <text:p text:style-name="P20"/>
      <text:p text:style-name="P21">Hopefully, you can match the outcomes with the color highlighting above.</text:p>
      <text:p text:style-name="P65">GDB questions. <text:s/>Assume that for each question a program is running in GDB mode. <text:s/><text:span text:style-name="T34">In each case find the command that satisfies the request.</text:span></text:p>
      <text:p text:style-name="P34"/>
      <text:p text:style-name="P34"/>
      <text:p text:style-name="P34"><text:span text:style-name="T22">Declaration: <text:s/></text:span>An array is declared in C++: <text:s/>long a[7] = {6,15,-1,14,-8,9,3};</text:p>
      <text:p text:style-name="P34"/>
      <text:p text:style-name="P41"><text:span text:style-name="T22">16. <text:s/></text:span>Show all the values stored in a in hex. <text:s/><text:span text:style-name="T9">[3]</text:span></text:p>
      <text:p text:style-name="P41"/>
      <text:p text:style-name="P42">Answer<text:tab/>p/x <text:s/>a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22">17. <text:s/></text:span>Show the value stored at index <text:span text:style-name="T35">2</text:span> in unsigned integer. <text:s/><text:span text:style-name="T9">[3]</text:span></text:p>
      <text:p text:style-name="P41"/>
      <text:p text:style-name="P43">Answer:<text:tab/>p/u <text:s/>a[2]</text:p>
      <text:p text:style-name="P41"/>
      <text:p text:style-name="P59"><text:span text:style-name="T36">//</text:span><text:span text:style-name="T37">To everyone: <text:s/>Some of these GDB questions have more than one correct answer. <text:s/>If your test shows another gdb command then test your answer in a live program. <text:s/>If the live program shows that your answer is in fact correct, tell me about your answer and I will gladly restore the lost points. <text:s/>--prof.</text:span></text:p>
      <text:p text:style-name="P41"/>
      <text:p text:style-name="P41"/>
      <text:p text:style-name="P41"/>
      <text:p text:style-name="P41"/>
      <text:p text:style-name="P41"/>
      <text:p text:style-name="P41"><text:span text:style-name="T22">Declaration: <text:s/></text:span>This array was declared in a C++ file. <text:s/>double b[5] = {3.5,-7.7,8.33, 5.15, 9.1};</text:p>
      <text:p text:style-name="P41"/>
      <text:p text:style-name="P41"><text:span text:style-name="T35">18</text:span><text:span text:style-name="T22">. <text:s/></text:span>Show all the numbers of the array <text:span text:style-name="T38">in </text:span><text:span text:style-name="T35">standard floating point form. <text:s/></text:span><text:span text:style-name="T9">[3]</text:span></text:p>
      <text:p text:style-name="P41"/>
      <text:p text:style-name="P44">Answer:<text:tab/>p/f <text:s/>b</text:p>
      <text:p text:style-name="P41"/>
      <text:p text:style-name="P41"/>
      <text:p text:style-name="P41"/>
      <text:p text:style-name="P41"/>
      <text:p text:style-name="P41"/>
      <text:p text:style-name="P45"><text:span text:style-name="T35">19</text:span><text:span text:style-name="T22">. <text:s/></text:span>Show the address where the number 3.5 is stored. <text:s/><text:span text:style-name="T9">[3]</text:span></text:p>
      <text:p text:style-name="P45"/>
      <text:p text:style-name="P46">Answer:<text:tab/>p/x <text:s/>&amp;b</text:p>
      <text:p text:style-name="P45"/>
      <text:p text:style-name="P45">//<text:span text:style-name="T39">Note: <text:s text:c="2"/>The answer above relies on the default index = 0. <text:s text:c="2"/>A complete answer would be </text:span></text:p>
      <text:p text:style-name="P45"><text:tab/><text:span text:style-name="T39">p/x <text:s/>&amp;b[0]</text:span></text:p>
      <text:p text:style-name="P45"/>
      <text:p text:style-name="P45">//<text:span text:style-name="T39">0 could be replaced by other indices.</text:span></text:p>
      <text:p text:style-name="P66"><text:span text:style-name="T22">Declaration: <text:s/></text:span>This variable was declared in a C++ function: <text:s/>double house = 3.55;</text:p>
      <text:p text:style-name="P45"/>
      <text:p text:style-name="P45"><text:span text:style-name="T22">2</text:span><text:span text:style-name="T35">0</text:span><text:span text:style-name="T22">. <text:s/></text:span>Show the address where 3.55 is stored. <text:s/><text:span text:style-name="T9">[3]</text:span></text:p>
      <text:p text:style-name="P45"/>
      <text:p text:style-name="P47">Answer:<text:tab/>p/x <text:s/>&amp;house</text:p>
      <text:p text:style-name="P45"/>
      <text:p text:style-name="P45"/>
      <text:p text:style-name="P45"/>
      <text:p text:style-name="P45"><text:span text:style-name="T35">21. <text:s/></text:span>Show the number stored there in hex. <text:s/><text:span text:style-name="T9">[3]</text:span></text:p>
      <text:p text:style-name="P45"/>
      <text:p text:style-name="P47">x/1xg <text:s/>&amp;house</text:p>
      <text:p text:style-name="P45"/>
      <text:p text:style-name="P48">Wrong answer: <text:s/>“p/x house” truncates the stored float to an integer.</text:p>
      <text:p text:style-name="P45"/>
      <text:p text:style-name="P49"/>
      <text:p text:style-name="P49"/>
      <text:p text:style-name="P49"><text:span text:style-name="T35">22. <text:s/></text:span>What GDB command could have made the following output? <text:s/><text:span text:style-name="T9">[3]</text:span></text:p>
      <text:p text:style-name="P49"/>
      <text:p text:style-name="P58">0x7fffffffdde0: <text:s/>0xdf88 <text:s/>0xffff <text:s/>0x7fff <text:s/>0x0000 <text:s/>0xff90 <text:s/>0xffff <text:s/>0x0001 <text:s/>0x0000</text:p>
      <text:p text:style-name="P58">0x7fffffffddf0: <text:s/>0xfc19 <text:s/>0xffff <text:s/>0xffff <text:s/>0xffff <text:s/>0x0000 <text:s/>0x0000 <text:s/>0x8000 <text:s/>0x4017</text:p>
      <text:p text:style-name="P58">0x7fffffffde00: <text:s/>0x0027 <text:s/>0x0000 <text:s/>0x0000 <text:s/>0x0000 <text:s/>0x9913 <text:s/>0xf7c7 <text:s/>0x7fff <text:s/>0x0000</text:p>
      <text:p text:style-name="P58">0x7fffffffde10: <text:s/>0x0000 <text:s/>0x0000 <text:s/>0x0000 <text:s/>0x0000 <text:s/>0x0000 <text:s/>0x0000 <text:s/>0x0000 <text:s/>x0000</text:p>
      <text:p text:style-name="P58">0x7fffffffde20: <text:s/>0x0000 <text:s/>0x0000 <text:s/>0x0000 <text:s/>0x0000 <text:s/>0x0000 <text:s/>0x0000 <text:s/>0x0000 <text:s/>0x0000</text:p>
      <text:p text:style-name="P58">0x7fffffffde30: <text:s/>0x0280 <text:s/>0x0000 <text:s/>0x0000 <text:s/>0x0000 <text:s/>0x0029 <text:s/>0x0000 <text:s/>0x0000 <text:s/>0x0000</text:p>
      <text:p text:style-name="P58">0x7fffffffde40: <text:s/>0x1c00 <text:s/>0x0001 <text:s/>0x0000 <text:s/>0x0000 <text:s/>0x0079 <text:s/>0x0000 <text:s/>0x608b <text:s/>0x0000</text:p>
      <text:p text:style-name="P58">0x7fffffffde50: <text:s/>0x000a <text:s/>0x0000 <text:s/>0x0000 <text:s/>0x0000 <text:s/>0x150d <text:s/>0x0040 <text:s/>0x0000 <text:s/>0x0000</text:p>
      <text:p text:style-name="P58">0x7fffffffde60: <text:s/>0xefc8 <text:s/>0xf7dc <text:s/>0x7fff <text:s/>0x0000 <text:s/>0x14c0 <text:s/>0x0040 <text:s/>0x0000 <text:s/>0x0000</text:p>
      <text:p text:style-name="P58">0x7fffffffde70: <text:s/>0x0000 <text:s/>0x0000 <text:s/>0x0000 <text:s/>0x0000 <text:s/>0x10a0 <text:s/>0x0040 <text:s/>0x0000 <text:s/>0x0000</text:p>
      <text:p text:style-name="P49"/>
      <text:p text:style-name="P47">Answer:<text:tab/>10 rows x 8 columns = 80 groups display.</text:p>
      <text:p text:style-name="P47"><text:tab/><text:tab/>Each group = 4 hex digits = 2 bytes = 1 word = symbol ‘h’</text:p>
      <text:p text:style-name="P49"/>
      <text:p text:style-name="P47">Command is<text:tab/><text:tab/>x/80xh <text:s/>$rsp</text:p>
      <text:p text:style-name="P67">Suppose this array of char was declared in the section .data</text:p>
      <text:p text:style-name="P50"/>
      <text:p text:style-name="P50">final db “That’s all folks”,10,0</text:p>
      <text:p text:style-name="P50"/>
      <text:p text:style-name="P50"><text:span text:style-name="T35">23. <text:s/></text:span>Show the starting address of the data followed by entire printable string. <text:s/><text:span text:style-name="T9">[3]</text:span></text:p>
      <text:p text:style-name="P50"/>
      <text:p text:style-name="P51">Answer:<text:tab/>x/s <text:s/>&amp;final</text:p>
      <text:p text:style-name="P51"/>
      <text:p text:style-name="P48">Alternate correct answer:<text:tab/>p/s &amp;final</text:p>
      <text:p text:style-name="P50"/>
      <text:p text:style-name="P48">Wrong answer:<text:tab/>p/x &amp;final<text:tab/><text:tab/>&lt;== shows only the starting address of the array.</text:p>
      <text:p text:style-name="P48"/>
      <text:p text:style-name="P48"/>
      <text:p text:style-name="P50"/>
      <text:p text:style-name="P50"/>
      <text:p text:style-name="P50"/>
      <text:p text:style-name="P50"/>
      <text:p text:style-name="P50"><text:span text:style-name="T35">24. <text:s/></text:span>Show the ascii value of <text:span text:style-name="T35">each of </text:span>the first 8 bytes of the array. <text:s/><text:span text:style-name="T9">[3]</text:span></text:p>
      <text:p text:style-name="P50"/>
      <text:p text:style-name="P51">Answer:<text:tab/><text:span text:style-name="T40">x/8cb &amp;final<text:tab/><text:tab/>&lt;==It does in fact answer this question, but the output is not fully satisfactory because the output is a mixture of ascii numeric values and printable chars.</text:span></text:p>
      <text:p text:style-name="P50"/>
      <text:p text:style-name="P50"/>
      <text:p text:style-name="P50"/>
      <text:p text:style-name="P51">x/s <text:s/>(char[8])final<text:tab/><text:span text:style-name="T40">&lt;== Shows the display character of each of the first 8 bytes: incorrect for this question.</text:span></text:p>
      <text:p text:style-name="P50"/>
      <text:p text:style-name="P25"/>
      <text:p text:style-name="P25"/>
      <text:p text:style-name="P52">25. <text:s/>Show all the printable chars of the array. <text:s/><text:span text:style-name="T9">[3]</text:span></text:p>
      <text:p text:style-name="P52"/>
      <text:p text:style-name="P51">Answer:<text:tab/>x/s <text:s/>(char[<text:span text:style-name="T41">17</text:span>])final</text:p>
      <text:p text:style-name="P51"/>
      <text:p text:style-name="P53">Partially correct answer:<text:tab/>x/16cb &amp;final</text:p>
      <text:p text:style-name="P51"/>
      <text:p text:style-name="P51"><text:span text:style-name="T41">Wrong:<text:tab/></text:span><text:span text:style-name="T42">p/x <text:s/>(char[17])final<text:tab/><text:tab/></text:span><text:span text:style-name="T41">&lt;== Shows only ascii numbers in hex.</text:span></text:p>
      <text:p text:style-name="P52"/>
      <text:p text:style-name="P54">Wrong:<text:tab/>p/s <text:s/>$final</text:p>
      <text:p text:style-name="P52"/>
      <text:p text:style-name="P52">//<text:span text:style-name="T42">Notes: <text:s/>The answer shown above does produce correct results but it has the horrible requirement that the user know the length of the string before using the command. <text:s/>I have searched extensively for a solution that does not require the length of the string.</text:span></text:p>
      <text:p text:style-name="P52"/>
      <text:p text:style-name="P55">Alternate answer: <text:s text:c="2"/>Use the answer from question 23.</text:p>
      <text:p text:style-name="P68">The points for each individual question are shown in square brackets like this: <text:s/>[5]</text:p>
      <text:p text:style-name="P56"/>
      <text:p text:style-name="P56">Total points possible on this test = 100</text:p>
      <text:p text:style-name="P52"/>
      <text:p text:style-name="P52"/>
      <text:p text:style-name="P52">Please put your name and email address on the test in two pla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3" meta:paragraph-count="194" meta:word-count="1911" meta:character-count="10774" meta:non-whitespace-character-count="8727"/>
  </office:meta>
</office:document-meta>
</file>